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407927" draw:opacity="100%" draw:textarea-horizontal-align="justify" draw:textarea-vertical-align="middle" draw:auto-grow-height="false" fo:min-height="5.198cm" fo:min-width="5.796cm" draw:shadow="visible" draw:shadow-offset-x="0cm" draw:shadow-offset-y="0cm" draw:shadow-color="#808080" draw:shadow-opacity="100%"/>
    </style:style>
    <style:style style:name="gr2" style:family="graphic" style:parent-style-name="standard">
      <style:graphic-properties draw:stroke="none" draw:fill-color="#999999" draw:textarea-horizontal-align="justify" draw:textarea-vertical-align="middle" draw:auto-grow-height="false" fo:min-height="1.194cm" fo:min-width="2cm"/>
    </style:style>
    <style:style style:name="gr3" style:family="graphic" style:parent-style-name="standard">
      <style:graphic-properties draw:stroke="none" draw:fill-color="#808080" draw:textarea-horizontal-align="justify" draw:textarea-vertical-align="middle" draw:auto-grow-height="false" fo:min-height="1.194cm" fo:min-width="2cm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194cm" fo:min-width="2cm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1.194cm" fo:min-width="2cm"/>
    </style:style>
    <style:style style:name="P1" style:family="paragraph">
      <loext:graphic-properties draw:fill="none" draw:fill-color="#407927" draw:opacity="100%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.01cm" svg:height="8.66cm" svg:x="0cm" svg:y="0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5cm" svg:height="4.33cm" svg:x="5cm" svg:y="0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4.33cm" draw:transform="rotate (-3.14159265358979) translate (10cm 8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5cm" svg:height="4.33cm" svg:x="2.5cm" svg:y="4.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cm" svg:height="4.33cm" draw:transform="rotate (-3.14159265358979) translate (5cm 8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5cm" svg:height="4.33cm" draw:transform="rotate (-3.14159265358979) translate (7.5cm 4.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5cm" svg:height="4.33cm" draw:transform="rotate (2.0943951023932) translate (1.25cm 6.4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7T19:32:31.857000000</dc:date>
    <meta:editing-duration>PT25M22S</meta:editing-duration>
    <meta:editing-cycles>9</meta:editing-cycles>
    <meta:generator>LibreOffice/5.4.5.1$Windows_X86_64 LibreOffice_project/79c9829dd5d8054ec39a82dc51cd9eff340dbee8</meta:generator>
    <meta:document-statistic meta:object-count="7"/>
  </office:meta>
</office:document-meta>
</file>